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84d1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84d1" draw:marker-start-width="0.355cm" draw:marker-end-width="0.355cm" draw:fill="none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cm" svg:stroke-color="#000000" draw:marker-start-width="0.215cm" draw:marker-end-width="0.215cm" svg:stroke-opacity="0%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svg:stroke-width="0.05cm" svg:stroke-color="#ff420e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420e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line draw:style-name="gr1" draw:text-style-name="P1" draw:layer="layout" svg:x1="2.5cm" svg:y1="2.1cm" svg:x2="6.5cm" svg:y2="2.1cm">
            <text:p/>
          </draw:line>
          <draw:line draw:style-name="gr1" draw:text-style-name="P1" draw:layer="layout" svg:x1="2.5cm" svg:y1="3.2cm" svg:x2="6.5cm" svg:y2="3.2cm">
            <text:p/>
          </draw:line>
          <draw:frame draw:style-name="gr2" draw:layer="layout" svg:width="2.974cm" svg:height="0.962cm" svg:x="3cm" svg:y="2.2cm">
            <draw:text-box>
              <text:p>TPG API</text:p>
            </draw:text-box>
          </draw:frame>
        </draw:g>
        <draw:custom-shape draw:style-name="gr3" draw:text-style-name="P1" xml:id="id2" draw:id="id2" draw:layer="layout" svg:width="3.4cm" svg:height="3.4cm" svg:x="3.5cm" svg:y="5.4cm">
          <text:p text:style-name="P1">Data</text:p>
          <text:p text:style-name="P1">Gathering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" draw:text-style-name="P1" draw:layer="layout" svg:x1="14.7cm" svg:y1="2cm" svg:x2="18.7cm" svg:y2="2cm">
          <text:p/>
        </draw:line>
        <draw:line draw:style-name="gr1" draw:text-style-name="P1" draw:layer="layout" svg:x1="14.7cm" svg:y1="3.8cm" svg:x2="18.7cm" svg:y2="3.8cm">
          <text:p/>
        </draw:line>
        <draw:frame draw:style-name="gr4" draw:text-style-name="P1" xml:id="id7" draw:id="id7" draw:layer="layout" svg:width="4.041cm" svg:height="1.673cm" svg:x="14.759cm" svg:y="2.1cm">
          <draw:text-box>
            <text:p text:style-name="P1">Visualization</text:p>
            <text:p text:style-name="P1">Data</text:p>
          </draw:text-box>
        </draw:frame>
        <draw:custom-shape draw:style-name="gr3" draw:text-style-name="P1" xml:id="id4" draw:id="id4" draw:layer="layout" svg:width="3.799cm" svg:height="3.799cm" svg:x="12.56cm" svg:y="5.802cm">
          <text:p text:style-name="P1">Visualizatio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draw:type="curve" svg:x1="4.5cm" svg:y1="3.2cm" svg:x2="5.2cm" svg:y2="5.4cm" draw:start-shape="id1" draw:start-glue-point="2" draw:end-shape="id2" draw:end-glue-point="4" svg:d="M4500 3200c0 1632 700 532 700 2200" svg:viewBox="0 0 701 2201">
          <text:p/>
        </draw:connector>
        <draw:connector draw:style-name="gr5" draw:text-style-name="P1" draw:layer="layout" draw:type="curve" svg:x1="5.2cm" svg:y1="8.8cm" svg:x2="6.6cm" svg:y2="11.5cm" draw:start-shape="id2" draw:start-glue-point="8" draw:end-shape="id3" draw:end-glue-point="0" svg:d="M5200 8800c0 2044 1400 695 1400 2700" svg:viewBox="0 0 1401 2701">
          <text:p/>
        </draw:connector>
        <draw:custom-shape draw:style-name="gr3" draw:text-style-name="P1" xml:id="id6" draw:id="id6" draw:layer="layout" svg:width="4.099cm" svg:height="4.099cm" svg:x="7.901cm" svg:y="15.001cm">
          <text:p text:style-name="P1">Analisys and</text:p>
          <text:p text:style-name="P1">Forecas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xml:id="id3" draw:id="id3">
          <draw:line draw:style-name="gr1" draw:text-style-name="P1" draw:layer="layout" svg:x1="4.1cm" svg:y1="11.5cm" svg:x2="9.1cm" svg:y2="11.5cm">
            <text:p/>
          </draw:line>
          <draw:frame draw:style-name="gr2" draw:layer="layout" svg:width="4.422cm" svg:height="1.673cm" svg:x="4.4cm" svg:y="11.6cm">
            <draw:text-box>
              <text:p>Transit Speed</text:p>
              <text:p text:style-name="P1">History</text:p>
            </draw:text-box>
          </draw:frame>
          <draw:line draw:style-name="gr1" draw:text-style-name="P1" draw:layer="layout" svg:x1="4.1cm" svg:y1="13.3cm" svg:x2="9.1cm" svg:y2="13.3cm">
            <text:p/>
          </draw:line>
        </draw:g>
        <draw:g xml:id="id5" draw:id="id5">
          <draw:line draw:style-name="gr1" draw:text-style-name="P1" draw:layer="layout" svg:x1="10.8cm" svg:y1="11.5cm" svg:x2="15.8cm" svg:y2="11.5cm">
            <text:p/>
          </draw:line>
          <draw:frame draw:style-name="gr2" draw:layer="layout" svg:width="4.422cm" svg:height="1.673cm" svg:x="11.1cm" svg:y="11.6cm">
            <draw:text-box>
              <text:p>Transit Speed</text:p>
              <text:p text:style-name="P1">Forecasts</text:p>
            </draw:text-box>
          </draw:frame>
          <draw:line draw:style-name="gr1" draw:text-style-name="P1" draw:layer="layout" svg:x1="10.8cm" svg:y1="13.3cm" svg:x2="15.8cm" svg:y2="13.3cm">
            <text:p/>
          </draw:line>
        </draw:g>
        <draw:connector draw:style-name="gr5" draw:text-style-name="P1" draw:layer="layout" draw:type="curve" svg:x1="6.6cm" svg:y1="11.5cm" svg:x2="12.56cm" svg:y2="7.702cm" draw:start-shape="id3" draw:start-glue-point="0" draw:end-shape="id4" draw:end-glue-point="6" svg:d="M6600 11500c0-2532 1986-3798 5960-3798" svg:viewBox="0 0 5961 3799">
          <text:p/>
        </draw:connector>
        <draw:connector draw:style-name="gr5" draw:text-style-name="P1" draw:layer="layout" draw:type="curve" svg:x1="13.3cm" svg:y1="11.5cm" svg:x2="14.46cm" svg:y2="9.601cm" draw:start-shape="id5" draw:start-glue-point="0" draw:end-shape="id4" draw:end-glue-point="8" svg:d="M13300 11500c0-1405 1160-456 1160-1899" svg:viewBox="0 0 1161 1900">
          <text:p/>
        </draw:connector>
        <draw:connector draw:style-name="gr5" draw:text-style-name="P1" draw:layer="layout" draw:type="curve" svg:x1="6.6cm" svg:y1="13.3cm" svg:x2="7.901cm" svg:y2="17.051cm" draw:start-shape="id3" draw:start-glue-point="2" draw:end-shape="id6" draw:end-glue-point="6" svg:d="M6600 13300c0 2501 433 3751 1301 3751" svg:viewBox="0 0 1302 3752">
          <text:p/>
        </draw:connector>
        <draw:connector draw:style-name="gr5" draw:text-style-name="P1" draw:layer="layout" draw:type="curve" svg:x1="12cm" svg:y1="17.051cm" svg:x2="13.3cm" svg:y2="13.3cm" draw:start-shape="id6" draw:start-glue-point="10" draw:end-shape="id5" svg:d="M12000 17051c867 0 1300-1250 1300-3751" svg:viewBox="0 0 1301 3752">
          <text:p/>
        </draw:connector>
        <draw:connector draw:style-name="gr5" draw:text-style-name="P1" draw:layer="layout" draw:type="curve" svg:x1="14.46cm" svg:y1="5.802cm" svg:x2="16.779cm" svg:y2="3.773cm" draw:start-shape="id4" draw:start-glue-point="4" draw:end-shape="id7" draw:end-glue-point="2" svg:d="M14460 5802c0-1540 2319-526 2319-2029" svg:viewBox="0 0 2320 2030">
          <text:p/>
        </draw:connector>
        <draw:custom-shape draw:style-name="gr6" draw:text-style-name="P1" draw:layer="layout" svg:width="17.9cm" svg:height="18cm" svg:x="1.4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2cm" svg:height="2.9cm" svg:x="6.4cm" svg:y="20.9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olyline draw:style-name="gr8" draw:text-style-name="P1" draw:layer="layout" svg:width="15.799cm" svg:height="12.499cm" svg:x="3.3cm" svg:y="1.7cm" svg:viewBox="0 0 15800 12500" draw:points="3900,12500 15800,12500 15800,0 8200,0 4900,6400 0,8100 0,12500 5100,125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</meta:initial-creator>
    <meta:creation-date>2017-10-20T08:54:23.972792289</meta:creation-date>
    <dc:date>2017-10-25T08:09:24.917674148</dc:date>
    <dc:creator>Fernando </dc:creator>
    <meta:editing-duration>PT1H47M54S</meta:editing-duration>
    <meta:editing-cycles>17</meta:editing-cycles>
    <meta:generator>LibreOffice/4.2.8.2$Linux_X86_64 LibreOffice_project/420m0$Build-2</meta:generator>
    <meta:document-statistic meta:object-count="28"/>
  </office:meta>
</office:document-meta>
</file>